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line-height="160%" fo:margin-top="0in" fo:margin-bottom="0in" fo:margin-left="0in" fo:margin-right="0in" style:line-break="strict" fo:text-align="center" style:justify-single-word="false">
        <style:tab-stops/>
      </style:paragraph-properties>
      <style:text-properties fo:font-size="10pt" fo:font-size-asian="10pt" fo:font-size-complex="10pt" fo:text-shadow="1pt 1pt"/>
    </style:style>
    <style:style style:name="T1" style:family="text">
      <style:text-properties fo:font-weight="bold" style:font-weight-asian="bold" style:font-weight-complex="bold" fo:font-size="10pt" fo:font-size-asian="10pt" fo:font-size-complex="10pt" fo:text-shadow="1pt 1pt"/>
    </style:style>
    <style:style style:name="P2" style:family="paragraph" style:parent-style-name="Standard">
      <style:paragraph-properties fo:line-height="160%" fo:margin-top="0in" fo:margin-bottom="0in" fo:margin-left="0in" fo:margin-right="0in" fo:text-align="justify" style:justify-single-word="false" fo:text-indent="0.0353cm">
        <style:tab-stops/>
      </style:paragraph-properties>
      <style:text-properties fo:font-size="10pt" fo:font-size-asian="10pt" fo:font-size-complex="10pt" fo:text-shadow="1pt 1pt"/>
    </style:style>
    <style:style style:name="T2" style:family="text">
      <style:text-properties fo:font-weight="bold" style:font-weight-asian="bold" style:font-weight-complex="bold" fo:font-size="10pt" fo:font-size-asian="10pt" fo:font-size-complex="10pt" fo:text-shadow="1pt 1pt"/>
    </style:style>
    <style:style style:name="P3" style:family="paragraph" style:parent-style-name="Standard">
      <style:paragraph-properties fo:line-height="160%" fo:margin-top="0in" fo:margin-bottom="0in" fo:margin-left="0in" fo:margin-right="0in" fo:text-align="justify" style:justify-single-word="false">
        <style:tab-stops/>
      </style:paragraph-properties>
      <style:text-properties fo:font-size="10pt" fo:font-size-asian="10pt" fo:font-size-complex="10pt" fo:text-shadow="1pt 1pt"/>
    </style:style>
    <style:style style:name="T3" style:family="text">
      <style:text-properties fo:font-weight="bold" style:font-weight-asian="bold" style:font-weight-complex="bold" fo:font-size="10pt" fo:font-size-asian="10pt" fo:font-size-complex="10pt" fo:text-shadow="1pt 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text:span text:style-name="T1">a</text:span></text:p>
      <text:p text:style-name="P2">a<text:span text:style-name="T2">a</text:span></text:p>
      <text:p text:style-name="P3">a<text:span text:style-name="T3">a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ujin cha</meta:initial-creator>
    <meta:creation-date>2021-05-31T18:14:27.52</meta:creation-date>
    <meta:document-statistic meta:table-count="0" meta:image-count="0" meta:object-count="0" meta:page-count="1" meta:paragraph-count="0" meta:word-count="0" meta:character-count="0"/>
    <meta:generator>OpenOffice/4.1.10$Win32 OpenOffice.org_project/4110m2$Build-9807</meta:generator>
  </office:meta>
</office:document-meta>
</file>

<file path=manifest.xml><?xml version="1.0" encoding="utf-8"?>
<rdf:RDF xmlns:rdf="http://www.w3.org/1999/02/22-rdf-syntax-ns#">
  <rdf:Description rdf:about="styles.xml">
    <rdf:type rdf:resource="http://docs.oasis-open.org/ns/office/1.2/meta/odf#StylesFile"/>
  </rdf:Description>
  <rdf:Description rdf:about="">
    <ns0:hasPart xmlns:ns0="http://docs.oasis-open.org/ns/office/1.2/meta/pkg#" rdf:resource="styles.xml"/>
  </rdf:Description>
  <rdf:Description rdf:about="content.xml">
    <rdf:type rdf:resource="http://docs.oasis-open.org/ns/office/1.2/meta/odf#ContentFile"/>
  </rdf:Description>
  <rdf:Description rdf:about="">
    <ns0:hasPart xmlns:ns0="http://docs.oasis-open.org/ns/office/1.2/meta/pkg#" rdf:resource="content.xml"/>
  </rdf:Description>
  <rdf:Description rdf:about="">
    <rdf:type rdf:resource="http://docs.oasis-open.org/ns/office/1.2/meta/pkg#Document"/>
  </rdf:Description>
</rdf:RDF>
</file>